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lkcomp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allID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9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9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</table:table>
      <table:table table:name="initRZ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allID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1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2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3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4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5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6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7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2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3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4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5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6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7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8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89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90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0.5" office:value-type="float" office:value="0.5" calcext:value-type="float">
            <text:p>0.5</text:p>
          </table:table-cell>
          <table:table-cell table:formula="of:=1-[.B91]" office:value-type="float" office:value="0.5" calcext:value-type="float">
            <text:p>0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</table:table>
      <table:table table:name="temperatur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allIDX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400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400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400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400" office:value-type="float" office:value="400" calcext:value-type="float">
            <text:p>400</text:p>
          </table:table-cell>
        </table:table-row>
      </table:table>
      <table:table table:name="dx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allIDX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0" office:value-type="float" office:value="10" calcext:value-type="float">
            <text:p>10</text:p>
          </table:table-cell>
        </table:table-row>
      </table:table>
      <table:table table:name="angl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allIDX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45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09:11:12.134696826</meta:creation-date>
    <dc:date>2022-10-25T15:38:35.266010975</dc:date>
    <meta:editing-duration>PT31M15S</meta:editing-duration>
    <meta:editing-cycles>7</meta:editing-cycles>
    <meta:generator>LibreOffice/7.4.2.3$Linux_X86_64 LibreOffice_project/40$Build-3</meta:generator>
    <meta:document-statistic meta:table-count="5" meta:cell-count="1330" meta:object-count="0"/>
  </office:meta>
</office:document-meta>
</file>